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.141cm" fo:text-align="center" style:justify-single-word="false" fo:break-before="page"/>
    </style:style>
    <style:style style:name="P2" style:family="paragraph" style:parent-style-name="Standard">
      <style:paragraph-properties fo:margin-top="0.212cm" fo:margin-bottom="0.141cm" fo:text-align="start" style:justify-single-word="false"/>
    </style:style>
    <style:style style:name="P3" style:family="paragraph" style:parent-style-name="Standard">
      <style:paragraph-properties fo:margin-top="0.212cm" fo:margin-bottom="0.141cm"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top="0.212cm" fo:margin-bottom="0.141cm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212cm" fo:margin-bottom="0.141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font-size="14pt" fo:language="en" fo:country="US" fo:font-weight="bold" style:font-name-asian="Times New Roman" style:font-size-asian="14pt" style:font-weight-asian="bold" style:font-size-complex="14pt"/>
    </style:style>
    <style:style style:name="T3" style:family="text">
      <style:text-properties fo:font-size="14pt" fo:language="en" fo:country="US" style:text-underline-style="none" fo:font-weight="normal" style:font-name-asian="Times New Roman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name-asian="Times New Roman" style:font-weight-asian="bold"/>
    </style:style>
    <style:style style:name="T8" style:family="text">
      <style:text-properties fo:language="en" fo:country="US" style:font-name-asian="Times New Roman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name-asian="Times New Roman" style:font-weight-asian="bold"/>
    </style:style>
    <style:style style:name="T11" style:family="text">
      <style:text-properties fo:language="en" fo:country="US" fo:font-weight="normal" style:font-name-asian="Times New Roman" style:font-weight-asian="normal" style:font-weight-complex="normal"/>
    </style:style>
    <style:style style:name="T12" style:family="text">
      <style:text-properties fo:language="en" fo:country="US" style:text-underline-style="none" fo:font-weight="normal" style:font-name-asian="Times New Roman" style:font-weight-asian="normal" style:font-weight-complex="normal"/>
    </style:style>
    <style:style style:name="T13" style:family="text">
      <style:text-properties fo:font-size="12pt" fo:language="en" fo:country="US" style:font-name-asian="Times New Roman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</text:span><text:span text:style-name="T2"> </text:span><text:span text:style-name="T1">Cases</text:span></text:p>
      <text:p text:style-name="P2"><text:span text:style-name="T1">Classes Tested: ...</text:span></text:p>
      <text:p text:style-name="P2"><text:span text:style-name="T1"/></text:p>
      <text:p text:style-name="P5"><text:span text:style-name="T4">cases: more/less than 5 hour shift, more than 50 hours a week, <text:s/>more than 10 hours in a day, break not taken on a bus depot, driver in bus for 5 hours for a shift (not moving) and attempt to drive a bus for another hour (i.e. Driver staying with bus counts as driver driving time), attempt to work on a resting day</text:span></text:p>
      <text:p text:style-name="P5"><text:span text:style-name="T4">If a driver specifies their resting days for a week, how long of a notice do they need to give if they decide to change them (if they can change them)?</text:span></text:p>
      <text:p text:style-name="P2"><text:span text:style-name="T1"/></text:p>
      <text:p text:style-name="P2"><text:bookmark-start text:name="__DdeLink__9_1975043987"/><text:span text:style-name="T6">Test</text:span><text:span text:style-name="T7"> </text:span><text:span text:style-name="T6">Case</text:span><text:span text:style-name="T7"> </text:span><text:span text:style-name="T6">#1</text:span><text:span text:style-name="T9">:</text:span><text:span text:style-name="T10"> </text:span><text:span text:style-name="T11">Enter a case where the driver attempts to work 6 hours without a break</text:span></text:p>
      <text:p text:style-name="P3"><text:span text:style-name="T8">Expected Outcome:</text:span><text:span text:style-name="T12"> Error message displayed asking human controller to reduce the specified <text:tab/><text:tab/><text:tab/><text:tab/>driver's working hours.</text:span></text:p>
      <text:p text:style-name="P3"><text:span text:style-name="T8">Actual Outcome:</text:span><text:span text:style-name="T12"> ?</text:span><text:bookmark-end text:name="__DdeLink__9_1975043987"/></text:p>
      <text:p text:style-name="P2"><text:span text:style-name="T1"/></text:p>
      <text:p text:style-name="P2"><text:span text:style-name="T6">Test</text:span><text:span text:style-name="T7"> </text:span><text:span text:style-name="T6">Case</text:span><text:span text:style-name="T7"> </text:span><text:span text:style-name="T6">#2</text:span><text:span text:style-name="T9">:</text:span><text:span text:style-name="T10"> </text:span><text:span text:style-name="T11">Enter a case where the driver attempts to work less than 5 hours</text:span></text:p>
      <text:p text:style-name="P3"><text:span text:style-name="T8">Expected Outcome:</text:span><text:span text:style-name="T12"> Error message displayed asking human controller to increase the driver's <text:tab/><text:tab/><text:tab/><text:tab/>working hours to 5 hours.</text:span></text:p>
      <text:p text:style-name="P4"><text:span text:style-name="T8">Actual Outcome:</text:span><text:span text:style-name="T12"> ?</text:span></text:p>
      <text:p text:style-name="P4"><text:span text:style-name="T12">Note: In iteration 3, we can improve this so that it allows half shifts etc</text:span></text:p>
      <text:p text:style-name="P4"><text:span text:style-name="T12"/></text:p>
      <text:p text:style-name="P2"><text:span text:style-name="T6">Test</text:span><text:span text:style-name="T7"> </text:span><text:span text:style-name="T6">Case</text:span><text:span text:style-name="T7"> </text:span><text:span text:style-name="T6">#3</text:span><text:span text:style-name="T9">:</text:span><text:span text:style-name="T10"> </text:span><text:span text:style-name="T11">Enter a case where the a driver attempts to work on a service which will put him over <text:tab/><text:tab/>his 5 hour limit without a break</text:span></text:p>
      <text:p text:style-name="P3"><text:span text:style-name="T8">Expected Outcome:</text:span><text:span text:style-name="T12"> Error message displayed asking human controller to ensure that the driver <text:tab/><text:tab/><text:tab/>does not exceed the maximum hours per shift for a driver <text:tab/><text:tab/><text:tab/><text:tab/></text:span></text:p>
      <text:p text:style-name="P3"><text:span text:style-name="T13">Actual Outcome:</text:span><text:span text:style-name="T3"> ?</text:span></text:p>
      <text:p text:style-name="P3"><text:span text:style-name="T3"/></text:p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Hussain</meta:initial-creator>
    <meta:creation-date>2014-03-05T11:06:31</meta:creation-date>
    <meta:document-statistic meta:table-count="0" meta:image-count="0" meta:object-count="0" meta:page-count="1" meta:paragraph-count="14" meta:word-count="240" meta:character-count="1309" meta:non-whitespace-character-count="1064"/>
    <dc:date>2014-03-05T11:20:09</dc:date>
    <dc:creator>Muhammad Hussain</dc:creator>
    <meta:editing-duration>PT13M38S</meta:editing-duration>
    <meta:editing-cycles>1</meta:editing-cycles>
    <meta:generator>LibreOffice/3.4$Unix LibreOffice_project/340m1$Build-502</meta:generator>
  </office:meta>
</office:document-meta>
</file>